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66cm"/>
      <style:paragraph-properties style:writing-mode="lr-tb"/>
    </style:style>
    <style:style style:name="gr15" style:family="graphic" style:parent-style-name="standard">
      <style:graphic-properties draw:stroke="none" draw:fill="none" fo:min-height="1.913cm"/>
      <style:paragraph-properties style:writing-mode="lr-tb"/>
    </style:style>
    <style:style style:name="gr16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1.621cm" fo:min-width="1.271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44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5pt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text-position="-33% 58%"/>
    </style:style>
    <style:style style:name="T2" style:family="text">
      <style:text-properties fo:font-size="15pt"/>
    </style:style>
    <style:style style:name="T3" style:family="text">
      <style:text-properties style:text-position="-33% 58%" fo:font-size="15pt"/>
    </style:style>
    <style:style style:name="T4" style:family="text">
      <style:text-properties style:text-position="0% 100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0.348cm" svg:height="0.35cm" svg:x="10.652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2" draw:text-style-name="P1" draw:layer="layout" svg:width="0.804cm" svg:height="2.646cm" draw:transform="rotate (1.5707963267949) translate (5.59cm 3.3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599cm" svg:y1="2.917cm" svg:x2="4.376cm" svg:y2="2.901cm">
            <text:p/>
          </draw:line>
          <draw:line draw:style-name="gr3" draw:text-style-name="P2" draw:layer="layout" svg:x1="9.5cm" svg:y1="2.917cm" svg:x2="8.277cm" svg:y2="2.901cm">
            <text:p/>
          </draw:line>
        </draw:g>
        <draw:connector draw:style-name="gr4" draw:text-style-name="P1" draw:layer="layout" svg:x1="10.652cm" svg:y1="2.925cm" svg:x2="9.5cm" svg:y2="2.922cm" draw:start-shape="id1" draw:start-glue-point="6" draw:end-shape="id2" draw:end-glue-point="1" svg:d="M10652 2925h-551v-3h-601" svg:viewBox="0 0 1153 4">
          <text:p/>
        </draw:connector>
        <draw:g xml:id="id3" draw:id="id3">
          <draw:custom-shape draw:style-name="gr2" draw:text-style-name="P1" draw:layer="layout" svg:width="0.804cm" svg:height="2.646cm" draw:transform="rotate (1.5707963267949) translate (13.314cm 3.3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323cm" svg:y1="2.917cm" svg:x2="12.1cm" svg:y2="2.901cm">
            <text:p/>
          </draw:line>
          <draw:line draw:style-name="gr3" draw:text-style-name="P2" draw:layer="layout" svg:x1="17.224cm" svg:y1="2.917cm" svg:x2="16.001cm" svg:y2="2.901cm">
            <text:p/>
          </draw:line>
        </draw:g>
        <draw:connector draw:style-name="gr4" draw:text-style-name="P1" draw:layer="layout" svg:x1="12.1cm" svg:y1="2.922cm" svg:x2="11cm" svg:y2="2.925cm" draw:start-shape="id3" draw:start-glue-point="3" draw:end-shape="id1" draw:end-glue-point="10" svg:d="M12100 2922h-574v3h-526" svg:viewBox="0 0 1101 4">
          <text:p/>
        </draw:connector>
        <draw:g xml:id="id4" draw:id="id4">
          <draw:custom-shape draw:style-name="gr2" draw:text-style-name="P1" draw:layer="layout" svg:width="0.804cm" svg:height="2.646cm" svg:x="10.42cm" svg:y="4.91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826cm" svg:y1="4.923cm" svg:x2="10.842cm" svg:y2="3.7cm">
            <text:p/>
          </draw:line>
          <draw:line draw:style-name="gr3" draw:text-style-name="P2" draw:layer="layout" svg:x1="10.826cm" svg:y1="8.824cm" svg:x2="10.842cm" svg:y2="7.601cm">
            <text:p/>
          </draw:line>
        </draw:g>
        <draw:connector draw:style-name="gr4" draw:text-style-name="P1" draw:layer="layout" svg:x1="10.826cm" svg:y1="3.1cm" svg:x2="10.822cm" svg:y2="3.7cm" draw:start-shape="id1" draw:start-glue-point="8" draw:end-shape="id4" draw:end-glue-point="0" svg:d="M10826 3100v276h-4v324" svg:viewBox="0 0 5 601">
          <text:p/>
        </draw:connector>
        <draw:connector draw:style-name="gr4" draw:text-style-name="P1" draw:layer="layout" draw:line-skew="0.138cm" svg:x1="10.822cm" svg:y1="8.824cm" svg:x2="10.826cm" svg:y2="9.55cm" draw:start-shape="id4" draw:start-glue-point="2" svg:d="M10822 8824v776h4v-50" svg:viewBox="0 0 5 777">
          <text:p/>
        </draw:connector>
        <draw:custom-shape draw:style-name="gr1" draw:text-style-name="P1" xml:id="id5" draw:id="id5" draw:layer="layout" svg:width="0.348cm" svg:height="0.35cm" svg:x="10.653cm" svg:y="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custom-shape draw:style-name="gr2" draw:text-style-name="P1" draw:layer="layout" svg:width="0.804cm" svg:height="2.646cm" draw:transform="rotate (1.5707963267949) translate (5.591cm 3.3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2.917cm" svg:x2="4.377cm" svg:y2="2.901cm">
            <text:p/>
          </draw:line>
          <draw:line draw:style-name="gr3" draw:text-style-name="P2" draw:layer="layout" svg:x1="9.501cm" svg:y1="2.917cm" svg:x2="8.278cm" svg:y2="2.901cm">
            <text:p/>
          </draw:line>
        </draw:g>
        <draw:connector draw:style-name="gr4" draw:text-style-name="P1" draw:layer="layout" svg:x1="10.653cm" svg:y1="2.925cm" svg:x2="9.501cm" svg:y2="2.922cm" draw:start-shape="id5" draw:start-glue-point="6" draw:end-shape="id6" draw:end-glue-point="1" svg:d="M10653 2925h-551v-3h-601" svg:viewBox="0 0 1153 4">
          <text:p/>
        </draw:connector>
        <draw:g xml:id="id7" draw:id="id7">
          <draw:custom-shape draw:style-name="gr2" draw:text-style-name="P1" draw:layer="layout" svg:width="0.804cm" svg:height="2.646cm" draw:transform="rotate (1.5707963267949) translate (13.315cm 3.3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324cm" svg:y1="2.917cm" svg:x2="12.101cm" svg:y2="2.901cm">
            <text:p/>
          </draw:line>
          <draw:line draw:style-name="gr3" draw:text-style-name="P2" draw:layer="layout" svg:x1="17.225cm" svg:y1="2.917cm" svg:x2="16.002cm" svg:y2="2.901cm">
            <text:p/>
          </draw:line>
        </draw:g>
        <draw:connector draw:style-name="gr4" draw:text-style-name="P1" draw:layer="layout" svg:x1="12.101cm" svg:y1="2.922cm" svg:x2="11.001cm" svg:y2="2.925cm" draw:start-shape="id7" draw:start-glue-point="3" draw:end-shape="id5" draw:end-glue-point="10" svg:d="M12101 2922h-574v3h-526" svg:viewBox="0 0 1101 4">
          <text:p/>
        </draw:connector>
        <draw:custom-shape draw:style-name="gr1" draw:text-style-name="P1" xml:id="id8" draw:id="id8" draw:layer="layout" svg:width="0.348cm" svg:height="0.35cm" svg:x="10.676cm" svg:y="9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2" draw:text-style-name="P1" draw:layer="layout" svg:width="0.804cm" svg:height="2.646cm" draw:transform="rotate (1.5707963267949) translate (5.614cm 10.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23cm" svg:y1="9.693cm" svg:x2="4.4cm" svg:y2="9.677cm">
            <text:p/>
          </draw:line>
          <draw:line draw:style-name="gr3" draw:text-style-name="P2" draw:layer="layout" svg:x1="9.524cm" svg:y1="9.693cm" svg:x2="8.301cm" svg:y2="9.677cm">
            <text:p/>
          </draw:line>
        </draw:g>
        <draw:connector draw:style-name="gr4" draw:text-style-name="P1" draw:layer="layout" svg:x1="10.676cm" svg:y1="9.701cm" svg:x2="9.524cm" svg:y2="9.698cm" draw:start-shape="id8" draw:start-glue-point="6" draw:end-shape="id9" draw:end-glue-point="1" svg:d="M10676 9701h-551v-3h-601" svg:viewBox="0 0 1153 4">
          <text:p/>
        </draw:connector>
        <draw:g xml:id="id10" draw:id="id10">
          <draw:custom-shape draw:style-name="gr2" draw:text-style-name="P1" draw:layer="layout" svg:width="0.804cm" svg:height="2.646cm" draw:transform="rotate (1.5707963267949) translate (13.338cm 10.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347cm" svg:y1="9.693cm" svg:x2="12.124cm" svg:y2="9.677cm">
            <text:p/>
          </draw:line>
          <draw:line draw:style-name="gr3" draw:text-style-name="P2" draw:layer="layout" svg:x1="17.248cm" svg:y1="9.693cm" svg:x2="16.025cm" svg:y2="9.677cm">
            <text:p/>
          </draw:line>
        </draw:g>
        <draw:connector draw:style-name="gr4" draw:text-style-name="P1" draw:layer="layout" svg:x1="12.124cm" svg:y1="9.698cm" svg:x2="11.024cm" svg:y2="9.701cm" draw:start-shape="id10" draw:start-glue-point="3" draw:end-shape="id8" draw:end-glue-point="10" svg:d="M12124 9698h-574v3h-526" svg:viewBox="0 0 1101 4">
          <text:p/>
        </draw:connector>
        <draw:custom-shape draw:style-name="gr5" draw:text-style-name="P3" xml:id="id12" draw:id="id12" draw:layer="layout" svg:width="1.842cm" svg:height="1.843cm" svg:x="2.22cm" svg:y="5.357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6" draw:text-style-name="P1" draw:layer="layout" svg:width="2.153cm" svg:height="2.573cm" svg:x="17.347cm" svg:y="5.0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2" draw:layer="layout" svg:x1="18.421cm" svg:y1="5.774cm" svg:x2="18.421cm" svg:y2="7.039cm">
            <text:p/>
          </draw:line>
        </draw:g>
        <draw:connector draw:style-name="gr4" draw:text-style-name="P1" draw:layer="layout" svg:x1="17.225cm" svg:y1="2.922cm" svg:x2="18.423cm" svg:y2="5.027cm" draw:start-shape="id7" draw:start-glue-point="1" draw:end-shape="id11" draw:end-glue-point="0" svg:d="M17225 2922h1198v2105" svg:viewBox="0 0 1199 2106">
          <text:p/>
        </draw:connector>
        <draw:connector draw:style-name="gr4" draw:text-style-name="P1" draw:layer="layout" svg:x1="17.248cm" svg:y1="9.698cm" svg:x2="18.423cm" svg:y2="7.6cm" draw:start-shape="id10" draw:start-glue-point="1" draw:end-shape="id11" draw:end-glue-point="2" svg:d="M17248 9698h1175v-2098" svg:viewBox="0 0 1176 2099">
          <text:p/>
        </draw:connector>
        <draw:connector draw:style-name="gr4" draw:text-style-name="P1" draw:layer="layout" svg:x1="4.4cm" svg:y1="9.698cm" svg:x2="3.141cm" svg:y2="7.2cm" draw:start-shape="id9" draw:start-glue-point="3" draw:end-shape="id12" draw:end-glue-point="8" svg:d="M4400 9698h-1259v-2498" svg:viewBox="0 0 1260 2499">
          <text:p/>
        </draw:connector>
        <draw:connector draw:style-name="gr4" draw:text-style-name="P1" draw:layer="layout" svg:x1="3.141cm" svg:y1="5.357cm" svg:x2="4.377cm" svg:y2="2.922cm" draw:start-shape="id12" draw:start-glue-point="4" draw:end-shape="id6" draw:end-glue-point="3" svg:d="M3141 5357v-2435h1236" svg:viewBox="0 0 1237 2436">
          <text:p/>
        </draw:connector>
        <draw:g xml:id="id13" draw:id="id13">
          <draw:custom-shape draw:style-name="gr8" draw:text-style-name="P1" draw:layer="layout" svg:width="1.842cm" svg:height="1.843cm" svg:x="17.5cm" svg:y="12.09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8.421cm" svg:y1="13.605cm" svg:x2="18.421cm" svg:y2="12.34cm">
            <text:p/>
          </draw:line>
        </draw:g>
        <draw:connector draw:style-name="gr4" draw:text-style-name="P1" draw:layer="layout" svg:x1="17.248cm" svg:y1="9.698cm" svg:x2="18.421cm" svg:y2="12.096cm" draw:start-shape="id10" draw:start-glue-point="1" draw:end-shape="id13" draw:end-glue-point="0" svg:d="M17248 9698h1173v2398" svg:viewBox="0 0 1174 2399">
          <text:p/>
        </draw:connector>
        <draw:connector draw:style-name="gr10" draw:text-style-name="P4" draw:layer="layout" draw:type="line" svg:x1="10.85cm" svg:y1="9.876cm" svg:x2="10.856cm" svg:y2="11.8cm" draw:start-shape="id8" draw:start-glue-point="8" svg:d="M10850 9876l6 1924" svg:viewBox="0 0 7 1925">
          <text:p/>
        </draw:connector>
        <draw:custom-shape draw:style-name="gr1" draw:text-style-name="P1" draw:layer="layout" svg:width="0.348cm" svg:height="0.35cm" svg:x="18.252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custom-shape draw:style-name="gr2" draw:text-style-name="P1" draw:layer="layout" svg:width="0.804cm" svg:height="2.646cm" svg:x="2.73cm" svg:y="11.81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3.136cm" svg:y1="11.823cm" svg:x2="3.152cm" svg:y2="10.6cm">
            <text:p/>
          </draw:line>
          <draw:line draw:style-name="gr3" draw:text-style-name="P2" draw:layer="layout" svg:x1="3.136cm" svg:y1="15.724cm" svg:x2="3.152cm" svg:y2="14.501cm">
            <text:p/>
          </draw:line>
        </draw:g>
        <draw:connector draw:style-name="gr4" draw:text-style-name="P1" draw:layer="layout" svg:x1="4.4cm" svg:y1="9.698cm" svg:x2="3.132cm" svg:y2="10.6cm" draw:start-shape="id9" draw:start-glue-point="3" draw:end-shape="id14" draw:end-glue-point="0" svg:d="M4400 9698h-1268v902" svg:viewBox="0 0 1269 903">
          <text:p/>
        </draw:connector>
        <draw:custom-shape draw:style-name="gr1" draw:text-style-name="P1" draw:layer="layout" svg:width="0.348cm" svg:height="0.35cm" svg:x="3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804cm" svg:height="2.646cm" draw:transform="rotate (1.5707963267949) translate (5.591cm 17.00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6.597cm" svg:x2="4.377cm" svg:y2="16.581cm">
            <text:p/>
          </draw:line>
          <draw:line draw:style-name="gr3" draw:text-style-name="P2" draw:layer="layout" svg:x1="9.501cm" svg:y1="16.597cm" svg:x2="8.278cm" svg:y2="16.581cm">
            <text:p/>
          </draw:line>
        </draw:g>
        <draw:g xml:id="id15" draw:id="id15">
          <draw:custom-shape draw:style-name="gr2" draw:text-style-name="P1" draw:layer="layout" svg:width="0.804cm" svg:height="2.646cm" draw:transform="rotate (1.5707963267949) translate (5.592cm 17.00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01cm" svg:y1="16.597cm" svg:x2="4.378cm" svg:y2="16.581cm">
            <text:p/>
          </draw:line>
          <draw:line draw:style-name="gr3" draw:text-style-name="P2" draw:layer="layout" svg:x1="9.502cm" svg:y1="16.597cm" svg:x2="8.279cm" svg:y2="16.581cm">
            <text:p/>
          </draw:line>
        </draw:g>
        <draw:connector draw:style-name="gr4" draw:text-style-name="P1" draw:layer="layout" svg:x1="3.132cm" svg:y1="15.724cm" svg:x2="4.378cm" svg:y2="16.602cm" draw:start-shape="id14" draw:start-glue-point="2" draw:end-shape="id15" draw:end-glue-point="3" svg:d="M3132 15724v878h1246" svg:viewBox="0 0 1247 879">
          <text:p/>
        </draw:connector>
        <draw:connector draw:style-name="gr4" draw:text-style-name="P1" draw:layer="layout" draw:line-skew="-0.026cm" svg:x1="10.7cm" svg:y1="16.575cm" svg:x2="9.502cm" svg:y2="16.602cm" draw:start-shape="id16" draw:start-glue-point="3" draw:end-shape="id15" draw:end-glue-point="1" svg:d="M10700 16575h-600v27h-598" svg:viewBox="0 0 1199 28">
          <text:p/>
        </draw:connector>
        <draw:custom-shape draw:style-name="gr1" draw:text-style-name="P1" xml:id="id16" draw:id="id16" draw:layer="layout" svg:width="0.348cm" svg:height="0.35cm" svg:x="10.7cm" svg:y="1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8.421cm" svg:y1="13.939cm" svg:x2="11.048cm" svg:y2="16.575cm" draw:start-shape="id13" draw:start-glue-point="2" draw:end-shape="id16" draw:end-glue-point="10" svg:d="M18421 13939v2636h-7373" svg:viewBox="0 0 7374 2637">
          <text:p/>
        </draw:connector>
        <draw:frame draw:style-name="gr11" draw:text-style-name="P5" draw:layer="layout" svg:width="1.311cm" svg:height="1.114cm" svg:x="6.289cm" svg:y="3.538cm">
          <draw:text-box>
            <text:p>R<text:span text:style-name="T1">1</text:span></text:p>
          </draw:text-box>
        </draw:frame>
        <draw:frame draw:style-name="gr11" draw:text-style-name="P5" draw:layer="layout" svg:width="1.311cm" svg:height="1.114cm" svg:x="6.289cm" svg:y="17.2cm">
          <draw:text-box>
            <text:p>R<text:span text:style-name="T1">7</text:span></text:p>
          </draw:text-box>
        </draw:frame>
        <draw:frame draw:style-name="gr11" draw:text-style-name="P5" draw:layer="layout" svg:width="1.311cm" svg:height="1.114cm" svg:x="1.189cm" svg:y="12.738cm">
          <draw:text-box>
            <text:p>R<text:span text:style-name="T1">6</text:span></text:p>
          </draw:text-box>
        </draw:frame>
        <draw:frame draw:style-name="gr11" draw:text-style-name="P5" draw:layer="layout" svg:width="1.311cm" svg:height="1.114cm" svg:x="14.089cm" svg:y="3.438cm">
          <draw:text-box>
            <text:p>R<text:span text:style-name="T1">2</text:span></text:p>
          </draw:text-box>
        </draw:frame>
        <draw:frame draw:style-name="gr11" draw:text-style-name="P5" draw:layer="layout" svg:width="1.311cm" svg:height="1.114cm" svg:x="11.389cm" svg:y="5.8cm">
          <draw:text-box>
            <text:p>R<text:span text:style-name="T1">3</text:span></text:p>
          </draw:text-box>
        </draw:frame>
        <draw:frame draw:style-name="gr11" draw:text-style-name="P5" draw:layer="layout" svg:width="1.311cm" svg:height="1.114cm" svg:x="13.989cm" svg:y="10.4cm">
          <draw:text-box>
            <text:p>R<text:span text:style-name="T1">5</text:span></text:p>
          </draw:text-box>
        </draw:frame>
        <draw:frame draw:style-name="gr11" draw:text-style-name="P5" draw:layer="layout" svg:width="1.311cm" svg:height="1.114cm" svg:x="6.3cm" svg:y="10.286cm">
          <draw:text-box>
            <text:p>R<text:span text:style-name="T1">4</text:span></text:p>
          </draw:text-box>
        </draw:frame>
        <draw:frame draw:style-name="gr12" draw:text-style-name="P6" draw:layer="layout" svg:width="2.4cm" svg:height="0.966cm" svg:x="18.6cm" svg:y="4.1cm">
          <draw:text-box>
            <text:p><text:span text:style-name="T2">I</text:span><text:span text:style-name="T3">b</text:span><text:span text:style-name="T2">=K</text:span><text:span text:style-name="T3">b</text:span><text:span text:style-name="T2"> V</text:span><text:span text:style-name="T3">b</text:span></text:p>
          </draw:text-box>
        </draw:frame>
        <draw:frame draw:style-name="gr13" draw:text-style-name="P5" draw:layer="layout" svg:width="0.883cm" svg:height="1.114cm" svg:x="19.4cm" svg:y="13.5cm">
          <draw:text-box>
            <text:p>I<text:span text:style-name="T1">d</text:span></text:p>
          </draw:text-box>
        </draw:frame>
        <draw:frame draw:style-name="gr14" draw:text-style-name="P5" draw:layer="layout" svg:width="0.866cm" svg:height="1.114cm" svg:x="3.934cm" svg:y="12.586cm">
          <draw:text-box>
            <text:p>I<text:span text:style-name="T1">c</text:span></text:p>
          </draw:text-box>
        </draw:frame>
        <draw:frame draw:style-name="gr15" draw:text-style-name="P7" draw:layer="layout" svg:width="2.317cm" svg:height="2.163cm" svg:x="11.2cm" svg:y="14.3cm">
          <draw:text-box>
            <text:p><text:span text:style-name="T4">V</text:span><text:span text:style-name="T3">c</text:span><text:span text:style-name="T2">=K</text:span><text:span text:style-name="T3">c</text:span><text:span text:style-name="T2"> I</text:span><text:span text:style-name="T3">c</text:span></text:p>
          </draw:text-box>
        </draw:frame>
        <draw:line draw:style-name="gr16" draw:text-style-name="P4" draw:layer="layout" svg:x1="3.9cm" svg:y1="12cm" svg:x2="3.9cm" svg:y2="14.5cm">
          <text:p/>
        </draw:line>
        <draw:frame draw:style-name="gr17" draw:text-style-name="P5" draw:layer="layout" svg:width="1.128cm" svg:height="1.214cm" svg:x="8.972cm" svg:y="5.8cm">
          <draw:text-box>
            <text:p>V<text:span text:style-name="T1">b</text:span></text:p>
          </draw:text-box>
        </draw:frame>
        <draw:frame draw:style-name="gr18" draw:text-style-name="P5" draw:layer="layout" svg:width="0.875cm" svg:height="0.962cm" svg:x="9.488cm" svg:y="4.73cm">
          <draw:text-box>
            <text:p>+</text:p>
          </draw:text-box>
        </draw:frame>
        <draw:frame draw:style-name="gr19" draw:text-style-name="P5" draw:layer="layout" svg:width="0.714cm" svg:height="0.962cm" svg:x="9.586cm" svg:y="6.938cm">
          <draw:text-box>
            <text:p>-</text:p>
          </draw:text-box>
        </draw:frame>
        <draw:frame draw:style-name="gr18" draw:text-style-name="P5" draw:layer="layout" svg:width="0.853cm" svg:height="0.962cm" svg:x="10.4cm" svg:y="1.8cm">
          <draw:text-box>
            <text:p>3</text:p>
          </draw:text-box>
        </draw:frame>
        <draw:frame draw:style-name="gr18" draw:text-style-name="P5" draw:layer="layout" svg:width="0.853cm" svg:height="0.962cm" svg:x="18.547cm" svg:y="2.1cm">
          <draw:text-box>
            <text:p>4</text:p>
          </draw:text-box>
        </draw:frame>
        <draw:frame draw:style-name="gr18" draw:text-style-name="P5" draw:layer="layout" svg:width="0.853cm" svg:height="0.962cm" svg:x="2.047cm" svg:y="9.138cm">
          <draw:text-box>
            <text:p>1</text:p>
          </draw:text-box>
        </draw:frame>
        <draw:frame draw:style-name="gr18" draw:text-style-name="P5" draw:layer="layout" svg:width="0.853cm" svg:height="0.962cm" svg:x="18.747cm" svg:y="9.238cm">
          <draw:text-box>
            <text:p>5</text:p>
          </draw:text-box>
        </draw:frame>
        <draw:frame draw:style-name="gr18" draw:text-style-name="P5" draw:layer="layout" svg:width="0.853cm" svg:height="0.962cm" svg:x="2.147cm" svg:y="16.6cm">
          <draw:text-box>
            <text:p>7</text:p>
          </draw:text-box>
        </draw:frame>
        <draw:frame draw:style-name="gr18" draw:text-style-name="P5" draw:layer="layout" svg:width="0.853cm" svg:height="0.962cm" svg:x="10.406cm" svg:y="16.829cm">
          <draw:text-box>
            <text:p>6</text:p>
          </draw:text-box>
        </draw:frame>
        <draw:g>
          <draw:line draw:style-name="gr3" draw:text-style-name="P2" draw:layer="layout" svg:x1="12.408cm" svg:y1="10.742cm" svg:x2="11.1cm" svg:y2="10.753cm">
            <text:p/>
          </draw:line>
          <draw:line draw:style-name="gr3" draw:text-style-name="P2" draw:layer="layout" svg:x1="12.409cm" svg:y1="10.736cm" svg:x2="11.101cm" svg:y2="10.747cm">
            <text:p/>
          </draw:line>
          <draw:line draw:style-name="gr3" draw:text-style-name="P2" draw:layer="layout" svg:x1="11.457cm" svg:y1="10.981cm" svg:x2="12.107cm" svg:y2="10.981cm">
            <text:p/>
          </draw:line>
          <draw:line draw:style-name="gr3" draw:text-style-name="P2" draw:layer="layout" svg:x1="11.633cm" svg:y1="11.185cm" svg:x2="11.945cm" svg:y2="11.185cm">
            <text:p/>
          </draw:line>
          <draw:line draw:style-name="gr3" draw:text-style-name="P2" xml:id="id17" draw:id="id17" draw:layer="layout" svg:x1="11.771cm" svg:y1="10.727cm" svg:x2="11.776cm" svg:y2="10.2cm">
            <text:p/>
          </draw:line>
          <draw:connector draw:style-name="gr20" draw:text-style-name="P1" draw:layer="layout" svg:x1="10.907cm" svg:y1="9.701cm" svg:x2="11.773cm" svg:y2="10.2cm" draw:end-shape="id17" draw:end-glue-point="0" svg:d="M10907 9701v-51h866v550" svg:viewBox="0 0 867 551">
            <text:p/>
          </draw:connector>
        </draw:g>
        <draw:frame draw:style-name="gr18" draw:text-style-name="P5" draw:layer="layout" svg:width="0.853cm" svg:height="0.962cm" svg:x="2.201cm" svg:y="2.2cm">
          <draw:text-box>
            <text:p>2</text:p>
          </draw:text-box>
        </draw:frame>
        <draw:frame draw:style-name="gr18" draw:text-style-name="P5" draw:layer="layout" svg:width="0.853cm" svg:height="0.962cm" svg:x="11cm" svg:y="8.6cm">
          <draw:text-box>
            <text:p>0</text:p>
          </draw:text-box>
        </draw:frame>
        <draw:frame draw:style-name="gr18" draw:text-style-name="P5" draw:layer="layout" svg:width="0.875cm" svg:height="0.962cm" svg:x="15.8cm" svg:y="1.838cm">
          <draw:text-box>
            <text:p>+</text:p>
          </draw:text-box>
        </draw:frame>
        <draw:frame draw:style-name="gr18" draw:text-style-name="P5" draw:layer="layout" svg:width="0.875cm" svg:height="0.962cm" svg:x="8cm" svg:y="1.838cm">
          <draw:text-box>
            <text:p>+</text:p>
          </draw:text-box>
        </draw:frame>
        <draw:frame draw:style-name="gr19" draw:text-style-name="P5" draw:layer="layout" svg:width="0.714cm" svg:height="0.962cm" svg:x="4.986cm" svg:y="1.8cm">
          <draw:text-box>
            <text:p>-</text:p>
          </draw:text-box>
        </draw:frame>
        <draw:frame draw:style-name="gr19" draw:text-style-name="P5" draw:layer="layout" svg:width="0.714cm" svg:height="0.962cm" svg:x="12.9cm" svg:y="1.7cm">
          <draw:text-box>
            <text:p>-</text:p>
          </draw:text-box>
        </draw:frame>
        <draw:frame draw:style-name="gr19" draw:text-style-name="P5" draw:layer="layout" svg:width="0.714cm" svg:height="0.962cm" svg:x="12.7cm" svg:y="8.538cm">
          <draw:text-box>
            <text:p>-</text:p>
          </draw:text-box>
        </draw:frame>
        <draw:frame draw:style-name="gr19" draw:text-style-name="P5" draw:layer="layout" svg:width="0.714cm" svg:height="0.962cm" svg:x="7.966cm" svg:y="8.498cm">
          <draw:text-box>
            <text:p>-</text:p>
          </draw:text-box>
        </draw:frame>
        <draw:frame draw:style-name="gr19" draw:text-style-name="P5" draw:layer="layout" svg:width="0.714cm" svg:height="0.962cm" svg:x="2.086cm" svg:y="14.238cm">
          <draw:text-box>
            <text:p>-</text:p>
          </draw:text-box>
        </draw:frame>
        <draw:frame draw:style-name="gr18" draw:text-style-name="P5" draw:layer="layout" svg:width="0.714cm" svg:height="0.962cm" svg:x="7.961cm" svg:y="15.438cm">
          <draw:text-box>
            <text:p>-</text:p>
          </draw:text-box>
        </draw:frame>
        <draw:frame draw:style-name="gr18" draw:text-style-name="P5" draw:layer="layout" svg:width="0.875cm" svg:height="0.962cm" svg:x="4.922cm" svg:y="8.559cm">
          <draw:text-box>
            <text:p>+</text:p>
          </draw:text-box>
        </draw:frame>
        <draw:frame draw:style-name="gr18" draw:text-style-name="P5" draw:layer="layout" svg:width="0.875cm" svg:height="0.962cm" svg:x="15.7cm" svg:y="8.538cm">
          <draw:text-box>
            <text:p>+</text:p>
          </draw:text-box>
        </draw:frame>
        <draw:frame draw:style-name="gr18" draw:text-style-name="P5" draw:layer="layout" svg:width="0.875cm" svg:height="0.962cm" svg:x="5.1cm" svg:y="15.5cm">
          <draw:text-box>
            <text:p>+</text:p>
          </draw:text-box>
        </draw:frame>
        <draw:frame draw:style-name="gr18" draw:text-style-name="P5" draw:layer="layout" svg:width="0.875cm" svg:height="0.962cm" svg:x="2.025cm" svg:y="11.2cm">
          <draw:text-box>
            <text:p>+</text:p>
          </draw:text-box>
        </draw:frame>
        <draw:custom-shape draw:style-name="gr21" draw:text-style-name="P2" draw:layer="layout" svg:width="1.788cm" svg:height="1.89cm" draw:transform="skewX (-0.0797615468161409) rotate (-0.830602191024101) translate (6.745cm 4.9cm)">
          <text:p/>
          <draw:enhanced-geometry svg:viewBox="0 0 21600 21600" draw:mirror-horizontal="true" draw:text-areas="0 0 21600 21600" draw:type="circular-arrow" draw:modifiers="139.20932710844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" draw:layer="layout" svg:width="1.788cm" svg:height="1.888cm" draw:transform="skewX (0.0787143492649441) rotate (-0.830602191024101) translate (14.541cm 4.701cm)">
          <text:p/>
          <draw:enhanced-geometry svg:viewBox="0 0 21600 21600" draw:mirror-vertical="false" draw:mirror-horizontal="true" draw:text-areas="0 0 21600 21600" draw:type="circular-arrow" draw:modifiers="139.20932710844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" draw:layer="layout" svg:width="1.788cm" svg:height="1.889cm" draw:transform="skewX (0.0792379480405426) rotate (2.16473187124857) translate (6.535cm 14.34cm)">
          <text:p/>
          <draw:enhanced-geometry svg:viewBox="0 0 21600 21600" draw:mirror-vertical="true" draw:text-areas="0 0 21600 21600" draw:type="circular-arrow" draw:modifiers="139.20932710844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" draw:layer="layout" svg:width="1.788cm" svg:height="1.888cm" draw:transform="skewX (0.0792379480405425) rotate (2.31360845644368) translate (14.408cm 14.445cm)">
          <text:p/>
          <draw:enhanced-geometry svg:viewBox="0 0 21600 21600" draw:mirror-vertical="true" draw:text-areas="0 0 21600 21600" draw:type="circular-arrow" draw:modifiers="139.20932710844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5" draw:layer="layout" svg:width="0.926cm" svg:height="1.114cm" svg:x="5.374cm" svg:y="4.5cm">
          <draw:text-box>
            <text:p>I<text:span text:style-name="T1">A</text:span></text:p>
          </draw:text-box>
        </draw:frame>
        <draw:frame draw:style-name="gr22" draw:text-style-name="P5" draw:layer="layout" svg:width="0.926cm" svg:height="1.114cm" svg:x="13.074cm" svg:y="4.386cm">
          <draw:text-box>
            <text:p>I<text:span text:style-name="T1">B</text:span></text:p>
          </draw:text-box>
        </draw:frame>
        <draw:frame draw:style-name="gr23" draw:text-style-name="P5" draw:layer="layout" svg:width="0.947cm" svg:height="1.114cm" svg:x="5cm" svg:y="11.6cm">
          <draw:text-box>
            <text:p>I<text:span text:style-name="T1">C</text:span></text:p>
          </draw:text-box>
        </draw:frame>
        <draw:frame draw:style-name="gr23" draw:text-style-name="P5" draw:layer="layout" svg:width="0.947cm" svg:height="1.114cm" svg:x="12.9cm" svg:y="11.4cm">
          <draw:text-box>
            <text:p>I<text:span text:style-name="T1">D</text:span></text:p>
          </draw:text-box>
        </draw:frame>
        <draw:frame draw:style-name="gr17" draw:text-style-name="P5" draw:layer="layout" svg:width="1.128cm" svg:height="1.214cm" svg:x="1.1cm" svg:y="5.686cm">
          <draw:text-box>
            <text:p>V<text:span text:style-name="T1">a</text:span></text:p>
          </draw:text-box>
        </draw:frame>
        <draw:custom-shape draw:style-name="gr24" draw:text-style-name="P1" xml:id="id18" draw:id="id18" draw:layer="layout" svg:width="2.153cm" svg:height="2.573cm" svg:x="9.79cm" svg:y="11.779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0.601cm" svg:x1="10.698cm" svg:y1="16.6cm" svg:x2="9.5cm" svg:y2="16.627cm" svg:d="M10698 16600h2v27h-1200" svg:viewBox="0 0 1201 28">
          <text:p/>
        </draw:connector>
        <draw:connector draw:style-name="gr4" draw:text-style-name="P1" draw:layer="layout" svg:x1="10.874cm" svg:y1="16.4cm" svg:x2="10.867cm" svg:y2="14.352cm" draw:start-shape="id16" draw:start-glue-point="0" draw:end-shape="id18" draw:end-glue-point="6" svg:d="M10874 16400v-1024h-7v-1024" svg:viewBox="0 0 8 20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8:28:41.945542910</meta:creation-date>
    <dc:date>2021-03-22T16:49:44.568162686</dc:date>
    <meta:editing-duration>PT37M24S</meta:editing-duration>
    <meta:editing-cycles>5</meta:editing-cycles>
    <meta:generator>LibreOffice/6.4.6.2$Linux_X86_64 LibreOffice_project/40$Build-2</meta:generator>
    <meta:document-statistic meta:object-count="125"/>
  </office:meta>
</office:document-meta>
</file>